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Heading_20_3">
      <style:paragraph-properties fo:text-align="justify" style:justify-single-word="false"/>
    </style:style>
    <style:style style:name="P6" style:family="paragraph" style:parent-style-name="List_20_Contents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 style:list-style-name="L1">
      <style:paragraph-properties fo:text-align="justify" style:justify-single-word="false"/>
    </style:style>
    <style:style style:name="P10" style:family="paragraph" style:parent-style-name="Text_20_body" style:list-style-name="L2">
      <style:paragraph-properties fo:text-align="justify" style:justify-single-word="false"/>
    </style:style>
    <style:style style:name="P11" style:family="paragraph" style:parent-style-name="Text_20_body" style:list-style-name="L3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style:font-name="DejaVu Sans Mono1"/>
    </style:style>
    <style:style style:name="P13" style:family="paragraph" style:parent-style-name="Text_20_body">
      <style:paragraph-properties fo:text-align="justify" style:justify-single-word="false"/>
      <style:text-properties style:font-name="DejaVu Sans Mono1" fo:font-size="10pt" style:font-size-asian="10pt" style:font-size-complex="10pt"/>
    </style:style>
    <style:style style:name="P14" style:family="paragraph" style:parent-style-name="List_20_Contents">
      <style:paragraph-properties fo:text-align="justify" style:justify-single-word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Nimbus Roman No9 L" fo:font-size="12pt" style:font-size-asian="12pt" style:font-size-complex="12pt"/>
    </style:style>
    <style:style style:name="T5" style:family="text"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DejaVu Sans Mono1"/>
    </style:style>
    <style:style style:name="T7" style:family="text">
      <style:text-properties style:font-name="DejaVu Sans Mono1" fo:font-size="10pt" style:font-size-asian="10pt" style:font-size-complex="10pt"/>
    </style:style>
    <style:style style:name="T8" style:family="text">
      <style:text-properties style:font-name="Nimbus Mono L" fo:font-size="10pt" style:font-size-asian="10pt" style:font-size-complex="10pt"/>
    </style:style>
    <style:style style:name="T9" style:family="text">
      <style:text-properties style:font-name="Nimbus Roman No9 L"/>
    </style:style>
    <style:style style:name="T10" style:family="text">
      <style:text-properties style:font-name="Nimbus Roman No9 L" fo:font-size="10pt" style:font-size-asian="10pt" style:font-size-complex="10pt"/>
    </style:style>
    <style:style style:name="T11" style:family="text">
      <style:text-properties style:font-name="Nimbus Roman No9 L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space-before="1.355cm" text:min-label-width="0.635cm"/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space-before="2.709cm" text:min-label-width="0.635cm"/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space-before="4.064cm" text:min-label-width="0.635cm"/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space-before="5.419cm" text:min-label-width="0.635cm"/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space-before="6.773cm" text:min-label-width="0.635cm"/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space-before="8.128cm" text:min-label-width="0.635cm"/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space-before="9.483cm" text:min-label-width="0.635cm"/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space-before="10.837cm" text:min-label-width="0.635cm"/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space-before="12.192cm" text:min-label-width="0.635cm"/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422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69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96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23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50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77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04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31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58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852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422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69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96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23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50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77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04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31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58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852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EP #2: Rewriting of the Scilab function dassl to match ODE profile</text:h>
      <text:p text:style-name="P2"/>
      <text:p text:style-name="P1"/>
      <text:p text:style-name="P1">SEP: #2</text:p>
      <text:p text:style-name="P1">Title: Rewriting of the Scilab function dassl to match ODE profile</text:p>
      <text:p text:style-name="P1">Version: 1,1</text:p>
      <text:p text:style-name="P1">Author: Sabine Gaüzère &lt;sabine.gauzere@inria.fr&gt;</text:p>
      <text:p text:style-name="P1">Review: Sylvestre Ledru &lt;sylvestre.ledru@inria.fr&gt;</text:p>
      <text:p text:style-name="P1">Commented: Serge Steer &lt;serge.steer@inria.fr&gt; ; Antoine Elias &lt;antoine.elias@inria.fr&gt; ; Habib </text:p>
      <text:p text:style-name="P1">Jreige &lt;habib.jreige@inria.fr &gt;</text:p>
      <text:p text:style-name="P1">State: Draft</text:p>
      <text:p text:style-name="P1">Type:</text:p>
      <text:p text:style-name="P1">Scilab­Version: 5.1</text:p>
      <text:p text:style-name="P1">Vote:"No: discussions and suggestions"</text:p>
      <text:p text:style-name="P1">Created: Tuesday, 04 June 2008</text:p>
      <text:p text:style-name="P2"/>
      <text:p text:style-name="P1"/>
      <text:h text:style-name="P5" text:outline-level="3">Abstract</text:h>
      <text:p text:style-name="P1"/>
      <text:p text:style-name="P1"><text:tab/>This SEP proposes solutions for the rewriting of the Scilab function <text:span text:style-name="T2">dassl</text:span> to match <text:span text:style-name="T2">ode</text:span> profile.</text:p>
      <text:p text:style-name="P1"/>
      <text:h text:style-name="P5" text:outline-level="3">Rationale</text:h>
      <text:p text:style-name="P3"><text:tab/> <text:s text:c="7"/>In Scilab, in the module differential_equations, we have two functions <text:span text:style-name="T2">ode</text:span> and <text:span text:style-name="T2">dassl</text:span> which solve respectively « ordinary differential equations » and « <text:s text:c="2"/>differential algebraic equations ». We would like to rewrite <text:span text:style-name="T2">dassl</text:span> in order to have a similar call that of the function <text:span text:style-name="T2">ode</text:span>. This rewriting will especially allow to simplify the use of this function and to be more coherent with the function <text:span text:style-name="T2">ode</text:span>. In this aim we think about two solutions:</text:p>
      <text:list text:style-name="L2">
        <text:list-item>
          <text:p text:style-name="P10">We can <text:s text:c="2"/>modify the native (C or fortran) source code in order to manage the new <text:s/>function  <text:s text:c="3"/>profile.</text:p>
        </text:list-item>
      </text:list>
      <text:list text:style-name="L3">
        <text:list-item>
          <text:p text:style-name="P11">We can also create a new Scilab macro with the new profile (input and output arguments) which will call the actual native <text:span text:style-name="T2">dassl</text:span> function.</text:p>
        </text:list-item>
      </text:list>
      <text:p text:style-name="P3"><text:s text:c="8"/>After <text:s text:c="2"/>having <text:s text:c="2"/>looked <text:s text:c="2"/>the <text:s text:c="2"/>source <text:s text:c="2"/>code <text:s text:c="2"/>the <text:s text:c="2"/>first <text:s text:c="2"/>solution <text:s text:c="2"/>seems <text:s text:c="2"/>rather <text:s text:c="2"/>difficult <text:s text:c="2"/>to <text:s text:c="2"/>realize. Indeed, the function source code contains numerous routines with a lot of arguments. The second solution seems more realist. </text:p>
      <text:p text:style-name="P3"><text:s text:c="8"/>We choose for the function name dae for Differential Algebraic Equation.</text:p>
      <text:p text:style-name="P3"><text:s text:c="8"/>Always in a purpose of simplification and coherence, we decided to include also the function </text:p>
      <text:p text:style-name="P3"><text:span text:style-name="T2">dasrt</text:span> in the new macro <text:span text:style-name="T2">dae</text:span>.</text:p>
      <text:p text:style-name="P3"/>
      <text:p text:style-name="P3"><text:soft-page-break/><text:span text:style-name="T2">dassl</text:span> actual calling sequence</text:p>
      <text:p text:style-name="P3"><text:span text:style-name="T6"><text:tab/></text:span><text:span text:style-name="T7">[r [,hd]]=dassl(x0,t0,t [,atol,[rtol]],res [,jac] [,info] [,hd])</text:span></text:p>
      <text:p text:style-name="P3"><text:span text:style-name="T2">dasrt</text:span> actual calling sequence</text:p>
      <text:p text:style-name="P12"><text:tab/><text:span text:style-name="T3">[r,nn,[,hd]]=dasrt(x0,t0,t[,atol,[rtol]],res[,jac],ng,surf[,info][,hd])</text:span></text:p>
      <text:p text:style-name="P3"><text:span text:style-name="T2">ode</text:span> calling sequence</text:p>
      <text:p text:style-name="P12"><text:s text:c="2"/><text:span text:style-name="T3"><text:s text:c="4"/>y=ode(y0,t0,t,f)</text:span></text:p>
      <text:p text:style-name="P13"><text:s text:c="6"/>[y,w,iw]=ode([type],y0,t0,t [,rtol [,atol]],f [,jac] [,w,iw])</text:p>
      <text:p text:style-name="P13"><text:s text:c="6"/>[y,rd,w,iw]=ode("root",y0,t0,t [,rtol [,atol]],f [,jac],ng,g [,w,iw])</text:p>
      <text:p text:style-name="P13"><text:s text:c="6"/>y=ode("discrete",y0,k0,kvect,f)</text:p>
      <text:h text:style-name="P5" text:outline-level="3">Example Usage</text:h>
      <text:p text:style-name="P6"><text:span text:style-name="Teletype"><text:span text:style-name="T4">Function call by default. Some arguments will become optional with a value by default.</text:span></text:span></text:p>
      <text:p text:style-name="P6"><text:span text:style-name="Teletype"><text:span text:style-name="T3"><text:s text:c="5"/>[y]=dae(x0,t0,t,res)</text:span></text:span></text:p>
      <text:p text:style-name="P6"><text:span text:style-name="Teletype"><text:span text:style-name="T3"><text:s text:c="5"/>[y,nn]=dae(«root»,x0,t0,t,res,ng,surf)</text:span></text:span></text:p>
      <text:p text:style-name="P6"><text:span text:style-name="Teletype"><text:span text:style-name="T4">Function with optional arguments. The users can choose different values for the optional arguments.</text:span></text:span></text:p>
      <text:p text:style-name="P6"><text:span text:style-name="Teletype"><text:span text:style-name="T3"><text:s text:c="5"/>[y [,hd]]=dae(x0,t0,t [,rtol,[atol]],res [,jac] [,info] [,hd])</text:span></text:span></text:p>
      <text:p text:style-name="P6"><text:span text:style-name="Teletype"><text:span text:style-name="T3"><text:s text:c="5"/>[y,nn[,hd]]=dae(«root»,x0,t0,t[,rtol,[atol]],res[,jac],ng,surf[,info]</text:span></text:span></text:p>
      <text:p text:style-name="P6"><text:span text:style-name="Teletype"><text:span text:style-name="T3"><text:s text:c="5"/>[,hd])</text:span></text:span></text:p>
      <text:h text:style-name="P5" text:outline-level="3">Copyright</text:h>
      <text:p text:style-name="Standard"><text:tab/>This document has been placed in the public dom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abine GAUZERE</meta:initial-creator>
    <meta:creation-date>2008-06-03T13:58:05</meta:creation-date>
    <dc:date>2008-09-23T13:46:05</dc:date>
    <meta:editing-cycles>35</meta:editing-cycles>
    <meta:editing-duration>PT16H18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2" meta:word-count="427" meta:character-count="2679"/>
  </office:meta>
</office:document-meta>
</file>